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Clas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las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nextInstance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las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Typ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lass.getSignatureWithoutReturnType( String name , Class [ ] parameter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stClass.Fas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lass.getConstructor( Class [ ] parameter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Class.getMetho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nerateClass( ClassVisitor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tDefaul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lass.getJava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firstInstanc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Class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Class.create( ClassLoader loader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o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Class.getMethod( String name , Class [ ] parameter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Class.invoke( String name , Class [ ] parameterTypes , Object obj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tProtection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lass.FastClass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lass.newInstance( Class [ ] parameterTypes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lass.getConstructor( Constructor constru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lass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lass.creat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